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re Baskerville" svg:font-family="'Libre Baskerville', 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7fd5" officeooo:paragraph-rsid="001d7fd5"/>
    </style:style>
    <style:style style:name="P2" style:family="paragraph" style:parent-style-name="Standard">
      <style:text-properties officeooo:rsid="001e3053" officeooo:paragraph-rsid="001e3053"/>
    </style:style>
    <style:style style:name="P3" style:family="paragraph" style:parent-style-name="Standard">
      <style:text-properties officeooo:rsid="0022ab91" officeooo:paragraph-rsid="0022ab91"/>
    </style:style>
    <style:style style:name="P4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officeooo:rsid="001d7fd5" officeooo:paragraph-rsid="001d7fd5"/>
    </style:style>
    <style:style style:name="P5" style:family="paragraph" style:parent-style-name="Standard">
      <style:text-properties officeooo:rsid="001d7fd5" officeooo:paragraph-rsid="0024cdd8"/>
    </style:style>
    <style:style style:name="P6" style:family="paragraph" style:parent-style-name="Standard">
      <style:text-properties officeooo:rsid="001e3053" officeooo:paragraph-rsid="0027f0fb"/>
    </style:style>
    <style:style style:name="P7" style:family="paragraph" style:parent-style-name="Standard">
      <style:text-properties officeooo:rsid="001e3053" officeooo:paragraph-rsid="001e3053"/>
    </style:style>
    <style:style style:name="P8" style:family="paragraph" style:parent-style-name="Standard">
      <style:text-properties officeooo:rsid="0027f0fb" officeooo:paragraph-rsid="0027f0fb"/>
    </style:style>
    <style:style style:name="P9" style:family="paragraph" style:parent-style-name="Standard">
      <style:text-properties officeooo:rsid="0027f0fb" officeooo:paragraph-rsid="002893cb"/>
    </style:style>
    <style:style style:name="P10" style:family="paragraph" style:parent-style-name="Standard">
      <style:text-properties officeooo:rsid="002893cb" officeooo:paragraph-rsid="002893cb"/>
    </style:style>
    <style:style style:name="P11" style:family="paragraph" style:parent-style-name="Standard">
      <style:text-properties officeooo:rsid="0022ab91" officeooo:paragraph-rsid="0022ab91"/>
    </style:style>
    <style:style style:name="P12" style:family="paragraph" style:parent-style-name="Standard">
      <style:text-properties officeooo:rsid="0022ab91" officeooo:paragraph-rsid="0027f0fb"/>
    </style:style>
    <style:style style:name="P13" style:family="paragraph" style:parent-style-name="Standard">
      <style:text-properties fo:font-variant="normal" fo:text-transform="none" fo:color="#111111" style:font-name="Libre Baskerville" fo:font-size="12.75pt" fo:letter-spacing="normal" fo:font-style="normal" fo:font-weight="normal" officeooo:paragraph-rsid="0024cdd8" loext:padding="0cm" loext:border="none"/>
    </style:style>
    <style:style style:name="P14" style:family="paragraph" style:parent-style-name="Standard">
      <style:text-properties fo:font-variant="normal" fo:text-transform="none" fo:color="#111111" style:font-name="Libre Baskerville" fo:font-size="12.75pt" fo:letter-spacing="normal" fo:font-style="normal" fo:font-weight="normal" officeooo:rsid="0022ab91" officeooo:paragraph-rsid="0027f0fb" loext:padding="0cm" loext:border="none"/>
    </style:style>
    <style:style style:name="P15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111111" style:font-name="Libre Baskerville" fo:font-size="12.75pt" fo:letter-spacing="normal" fo:font-style="normal" fo:font-weight="normal" loext:padding="0cm" loext:border="none"/>
    </style:style>
    <style:style style:name="P16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loext:padding="0cm" loext:border="none"/>
    </style:style>
    <style:style style:name="T1" style:family="text">
      <style:text-properties officeooo:rsid="001e3053"/>
    </style:style>
    <style:style style:name="T2" style:family="text">
      <style:text-properties officeooo:rsid="001fd578"/>
    </style:style>
    <style:style style:name="T3" style:family="text">
      <style:text-properties officeooo:rsid="0020eaf2"/>
    </style:style>
    <style:style style:name="T4" style:family="text">
      <style:text-properties officeooo:rsid="00212aa9"/>
    </style:style>
    <style:style style:name="T5" style:family="text">
      <style:text-properties officeooo:rsid="0024cdd8"/>
    </style:style>
    <style:style style:name="T6" style:family="text">
      <style:text-properties officeooo:rsid="0026bd7f"/>
    </style:style>
    <style:style style:name="T7" style:family="text">
      <style:text-properties officeooo:rsid="0027f0fb"/>
    </style:style>
    <style:style style:name="T8" style:family="text">
      <style:text-properties fo:font-style="italic"/>
    </style:style>
    <style:style style:name="T9" style:family="text">
      <style:text-properties fo:font-style="italic" officeooo:rsid="0026bd7f" style:font-style-asian="italic" style:font-style-complex="italic"/>
    </style:style>
    <style:style style:name="T10" style:family="text">
      <style:text-properties officeooo:rsid="002893cb"/>
    </style:style>
    <style:style style:name="T11" style:family="text">
      <style:text-properties officeooo:rsid="0029b0c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I am currently enrolled at Coder Academy’s Gentech Bootcamp. I only started 9 weeks ago, but it has been the most incredible journey so far! I have learnt so much and each day I am reminded how lucky I am to have the opportunity to follow my passion. </text:p>
      <text:p text:style-name="P16"/>
      <text:p text:style-name="P15">So far we have learnt the Command Line, Git, Ruby, HTML and CSS. We have also learned project management skills. The course has a very hands-on approach, making it a wonderful learning experience.</text:p>
      <text:p text:style-name="P16"/>
      <text:p text:style-name="P15">To date we have completed a Ruby App Assessment (please see my Projects page) and a Portfolio Website. In the coming months we will also be completing both Rails and MERN stack assessments.</text:p>
      <text:p text:style-name="P16"/>
      <text:p text:style-name="P15">I have enjoyed being part of a team environment and have met some amazing people! Attending a boot-camp has been challenging at times, but I love that I get to learn and code every day.</text:p>
      <text:p text:style-name="P16"/>
      <text:p text:style-name="P15">Our course completion date is at the end of January 2019. We will have learnt full-stack development and receive our Diploma of Information Technology. There is also an opportunity to take part in an internship.</text:p>
      <text:p text:style-name="P13"/>
      <text:p text:style-name="P5"/>
      <text:p text:style-name="P4"/>
      <text:p text:style-name="P1"/>
      <text:p text:style-name="P14">Prior to starting my Diploma of IT, I had a range of jobs across many industries (<text:span text:style-name="T8">and</text:span> in three different countries!). It might have taken a while, but I can finally say that I’ve found my calling – coding!</text:p>
      <text:p text:style-name="P16"/>
      <text:p text:style-name="P15">Qualifications:</text:p>
      <text:p text:style-name="P16"/>
      <text:p text:style-name="P15">Here are two short courses which I completed at USC:</text:p>
      <text:p text:style-name="P16"/>
      <text:p text:style-name="P15">HTML &amp; CSS for Beginners (May 2018)</text:p>
      <text:p text:style-name="P16"/>
      <text:p text:style-name="P15">Website Creation with WordPress (August 2018)</text:p>
      <text:p text:style-name="P16"/>
      <text:p text:style-name="P15">Work Experience:</text:p>
      <text:p text:style-name="P16"/>
      <text:p text:style-name="P15">I have a bit of experience working with online sales and auctions back in 2008. </text:p>
      <text:p text:style-name="P16"/>
      <text:p text:style-name="P15">I also have some photo editing experience while I worked as a CAD Technician from 2000 – 2002. We used both Adobe Photoshop and CorelDRAW. </text:p>
      <text:p text:style-name="P16"/>
      <text:p text:style-name="P15">Workshops and Hackathons:</text:p>
      <text:p text:style-name="P16"/>
      <text:p text:style-name="P15">Here’s a list of the workshops that I have attended:</text:p>
      <text:p text:style-name="P16"/>
      <text:p text:style-name="P15">Rails Girls (August 2018) </text:p>
      <text:p text:style-name="P16"><text:soft-page-break/></text:p>
      <text:p text:style-name="P15">NodeGirls (September 2018)</text:p>
      <text:p text:style-name="P16"/>
      <text:p text:style-name="P15">Muses (March 2019)</text:p>
      <text:p text:style-name="P16"/>
      <text:p text:style-name="P15">I am looking forward to attending the next Rails Girls workshop in June 2019. I also have my first Hackathon in June 2019 - Angular Hack Day!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re Baskerville" svg:font-family="'Libre Baskerville', 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2T21:19:54.430423547</meta:creation-date>
    <meta:generator>LibreOffice/6.1.5.2$Linux_X86_64 LibreOffice_project/10$Build-2</meta:generator>
    <dc:date>2019-05-23T18:12:21.594783304</dc:date>
    <meta:editing-duration>PT4H3M10S</meta:editing-duration>
    <meta:editing-cycles>11</meta:editing-cycles>
    <meta:document-statistic meta:table-count="0" meta:image-count="0" meta:object-count="0" meta:page-count="2" meta:paragraph-count="19" meta:word-count="337" meta:character-count="1907" meta:non-whitespace-character-count="1583"/>
  </office:meta>
</office:document-meta>
</file>